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4449a" officeooo:paragraph-rsid="0004449a"/>
    </style:style>
    <style:style style:name="P2" style:family="paragraph" style:parent-style-name="Title">
      <style:text-properties officeooo:rsid="0004449a" officeooo:paragraph-rsid="00044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easeMonkey JavaScript</text:p>
      <text:p text:style-name="P1">User Scripts for GM Firefox browser add-on</text:p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12:33.828980012</meta:creation-date>
    <dc:date>2023-04-27T16:22:17.791638081</dc:date>
    <meta:editing-duration>PT9M44S</meta:editing-duration>
    <meta:editing-cycles>1</meta:editing-cycles>
    <meta:document-statistic meta:table-count="0" meta:image-count="0" meta:object-count="0" meta:page-count="1" meta:paragraph-count="2" meta:word-count="9" meta:character-count="65" meta:non-whitespace-character-count="58"/>
    <meta:generator>LibreOffice/7.3.7.2$Linux_X86_64 LibreOffice_project/30$Build-2</meta:generator>
  </office:meta>
</office:document-meta>
</file>